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9.255cm">
          <draw:text-box>
            <text:p text:style-name="P1"><text:span text:style-name="T1">fParallel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ata_processing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connector draw:style-name="gr4" draw:text-style-name="P4" draw:layer="layout" draw:line-skew="0.317cm" svg:x1="5.715cm" svg:y1="9.699cm" svg:x2="8.89cm" svg:y2="7.794cm" draw:start-shape="id1" draw:start-glue-point="1" draw:end-shape="id2" draw:end-glue-point="3" svg:d="m5715 9699h1905v-1905h1270">
          <text:p/>
        </draw:connector>
        <draw:connector draw:style-name="gr4" draw:text-style-name="P4" draw:layer="layout" draw:line-skew="0.317cm" svg:x1="5.715cm" svg:y1="9.699cm" svg:x2="8.89cm" svg:y2="9.699cm" draw:start-shape="id1" draw:start-glue-point="1" draw:end-shape="id3" draw:end-glue-point="3" svg:d="m5715 9699h3175">
          <text:p/>
        </draw:connector>
        <draw:connector draw:style-name="gr4" draw:text-style-name="P4" draw:layer="layout" draw:line-skew="0.317cm" svg:x1="5.715cm" svg:y1="9.699cm" svg:x2="8.89cm" svg:y2="11.604cm" draw:start-shape="id1" draw:start-glue-point="1" draw:end-shape="id4" draw:end-glue-point="3" svg:d="m5715 9699h1905v1905h1270">
          <text:p/>
        </draw:connector>
        <draw:frame draw:style-name="gr5" draw:text-style-name="P2" xml:id="id5" draw:id="id5" draw:layer="layout" svg:width="4.318cm" svg:height="0.889cm" svg:x="15.875cm" svg:y="4.81cm">
          <draw:text-box>
            <text:p text:style-name="P1"><text:span text:style-name="T1">EOS/...</text:span></text:p>
          </draw:text-box>
        </draw:frame>
        <draw:frame draw:style-name="gr2" draw:text-style-name="P2" xml:id="id6" draw:id="id6" draw:layer="layout" svg:width="4.318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3" draw:text-style-name="P2" xml:id="id7" draw:id="id7" draw:layer="layout" svg:width="4.318cm" svg:height="0.889cm" svg:x="15.875cm" svg:y="7.35cm">
          <draw:text-box>
            <text:p text:style-name="P1"><text:span text:style-name="T1">networks/...</text:span></text:p>
          </draw:text-box>
        </draw:frame>
        <draw:frame draw:style-name="gr3" draw:text-style-name="P2" xml:id="id8" draw:id="id8" draw:layer="layout" svg:width="4.318cm" svg:height="0.889cm" svg:x="15.875cm" svg:y="8.62cm">
          <draw:text-box>
            <text:p text:style-name="P1"><text:span text:style-name="T1">VODE/</text:span></text:p>
          </draw:text-box>
        </draw:frame>
        <draw:connector draw:style-name="gr4" draw:text-style-name="P4" draw:layer="layout" draw:line-skew="0.317cm" svg:x1="12.7cm" svg:y1="9.699cm" svg:x2="15.875cm" svg:y2="5.254cm" draw:start-shape="id3" draw:start-glue-point="1" draw:end-shape="id5" draw:end-glue-point="3" svg:d="m12700 9699h1905v-4445h1270">
          <text:p/>
        </draw:connector>
        <draw:connector draw:style-name="gr4" draw:text-style-name="P4" draw:layer="layout" draw:line-skew="0.317cm" svg:x1="12.7cm" svg:y1="9.699cm" svg:x2="15.875cm" svg:y2="6.524cm" draw:start-shape="id3" draw:start-glue-point="1" draw:end-shape="id6" draw:end-glue-point="3" svg:d="m12700 9699h1905v-3175h1270">
          <text:p/>
        </draw:connector>
        <draw:connector draw:style-name="gr4" draw:text-style-name="P4" draw:layer="layout" draw:line-skew="0.317cm" svg:x1="12.7cm" svg:y1="9.699cm" svg:x2="15.875cm" svg:y2="7.794cm" draw:start-shape="id3" draw:start-glue-point="1" draw:end-shape="id7" draw:end-glue-point="3" svg:d="m12700 9699h1905v-1905h1270">
          <text:p/>
        </draw:connector>
        <draw:connector draw:style-name="gr4" draw:text-style-name="P4" draw:layer="layout" draw:line-skew="0.317cm" svg:x1="12.7cm" svg:y1="9.699cm" svg:x2="15.875cm" svg:y2="9.064cm" draw:start-shape="id3" draw:start-glue-point="1" draw:end-shape="id8" draw:end-glue-point="3" svg:d="m12700 9699h1905v-635h1270">
          <text:p/>
        </draw:connector>
        <draw:frame draw:style-name="gr1" draw:text-style-name="P2" xml:id="id9" draw:id="id9" draw:layer="layout" svg:width="4.318cm" svg:height="0.889cm" svg:x="15.875cm" svg:y="13.065cm">
          <draw:text-box>
            <text:p text:style-name="P1"><text:span text:style-name="T1">docs/</text:span></text:p>
          </draw:text-box>
        </draw:frame>
        <draw:frame draw:style-name="gr5" draw:text-style-name="P2" xml:id="id10" draw:id="id10" draw:layer="layout" svg:width="4.318cm" svg:height="0.889cm" svg:x="15.875cm" svg:y="14.335cm">
          <draw:text-box>
            <text:p text:style-name="P1"><text:span text:style-name="T1">initial_models/</text:span></text:p>
          </draw:text-box>
        </draw:frame>
        <draw:frame draw:style-name="gr2" draw:text-style-name="P2" xml:id="id11" draw:id="id11" draw:layer="layout" svg:width="4.318cm" svg:height="0.889cm" svg:x="15.875cm" svg:y="15.605cm">
          <draw:text-box>
            <text:p text:style-name="P1"><text:span text:style-name="T1">SCIENCE/</text:span></text:p>
          </draw:text-box>
        </draw:frame>
        <draw:frame draw:style-name="gr3" draw:text-style-name="P2" xml:id="id12" draw:id="id12" draw:layer="layout" svg:width="4.318cm" svg:height="0.889cm" svg:x="15.875cm" svg:y="16.875cm">
          <draw:text-box>
            <text:p text:style-name="P1"><text:span text:style-name="T1">Source/</text:span></text:p>
          </draw:text-box>
        </draw:frame>
        <draw:connector draw:style-name="gr4" draw:text-style-name="P4" draw:layer="layout" draw:line-skew="0.317cm" svg:x1="12.7cm" svg:y1="11.604cm" svg:x2="15.875cm" svg:y2="13.509cm" draw:start-shape="id4" draw:start-glue-point="1" draw:end-shape="id9" draw:end-glue-point="3" svg:d="m12700 11604h1905v1905h1270">
          <text:p/>
        </draw:connector>
        <draw:connector draw:style-name="gr6" draw:text-style-name="P4" draw:layer="layout" draw:line-skew="0.317cm" svg:x1="12.7cm" svg:y1="11.604cm" svg:x2="15.875cm" svg:y2="14.779cm" draw:start-shape="id4" draw:start-glue-point="1" draw:end-shape="id10" draw:end-glue-point="3" svg:d="m12700 11604h1905v3175h1270">
          <text:p/>
        </draw:connector>
        <draw:connector draw:style-name="gr6" draw:text-style-name="P4" draw:layer="layout" draw:line-skew="0.317cm" svg:x1="12.7cm" svg:y1="11.604cm" svg:x2="15.875cm" svg:y2="16.049cm" draw:start-shape="id4" draw:start-glue-point="1" draw:end-shape="id11" draw:end-glue-point="3" svg:d="m12700 11604h1905v4445h1270">
          <text:p/>
        </draw:connector>
        <draw:connector draw:style-name="gr6" draw:text-style-name="P4" draw:layer="layout" draw:line-skew="0.317cm" svg:x1="12.7cm" svg:y1="11.604cm" svg:x2="15.875cm" svg:y2="17.319cm" draw:start-shape="id4" draw:start-glue-point="1" draw:end-shape="id12" draw:end-glue-point="3" svg:d="m12700 11604h1905v5715h1270">
          <text:p/>
        </draw:connector>
        <draw:frame draw:style-name="gr3" draw:text-style-name="P2" xml:id="id13" draw:id="id13" draw:layer="layout" svg:width="4.318cm" svg:height="0.889cm" svg:x="15.875cm" svg:y="18.145cm">
          <draw:text-box>
            <text:p text:style-name="P1"><text:span text:style-name="T1">Source_SDC/</text:span></text:p>
          </draw:text-box>
        </draw:frame>
        <draw:connector draw:style-name="gr6" draw:text-style-name="P4" draw:layer="layout" draw:line-skew="0.317cm" svg:x1="12.7cm" svg:y1="11.604cm" svg:x2="15.875cm" svg:y2="18.589cm" draw:start-shape="id4" draw:start-glue-point="1" draw:end-shape="id13" draw:end-glue-point="3" svg:d="m12700 11604h1905v6985h1270">
          <text:p/>
        </draw:connector>
        <draw:frame draw:style-name="gr5" draw:text-style-name="P2" xml:id="id15" draw:id="id15" draw:layer="layout" svg:width="4.318cm" svg:height="0.889cm" svg:x="15.875cm" svg:y="3.54cm">
          <draw:text-box>
            <text:p text:style-name="P1"><text:span text:style-name="T1">constants/</text:span></text:p>
          </draw:text-box>
        </draw:frame>
        <draw:frame draw:style-name="gr5" draw:text-style-name="P2" xml:id="id14" draw:id="id14" draw:layer="layout" svg:width="4.318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4" draw:text-style-name="P4" draw:layer="layout" draw:line-skew="0.567cm" svg:x1="12.701cm" svg:y1="9.7cm" svg:x2="15.875cm" svg:y2="2.714cm" draw:end-shape="id14" svg:d="m12701 9700h1904v-6986h1270">
          <text:p/>
        </draw:connector>
        <draw:connector draw:style-name="gr4" draw:text-style-name="P4" draw:layer="layout" draw:line-skew="0.317cm" svg:x1="12.7cm" svg:y1="9.699cm" svg:x2="15.875cm" svg:y2="3.984cm" draw:start-shape="id3" draw:end-shape="id15" draw:end-glue-point="3" svg:d="m12700 9699h1905v-5715h1270">
          <text:p/>
        </draw:connector>
        <draw:frame draw:style-name="gr3" draw:text-style-name="P2" xml:id="id16" draw:id="id16" draw:layer="layout" svg:width="4.318cm" svg:height="0.889cm" svg:x="15.875cm" svg:y="9.89cm">
          <draw:text-box>
            <text:p text:style-name="P1"><text:span text:style-name="T1">...</text:span></text:p>
          </draw:text-box>
        </draw:frame>
        <draw:connector draw:style-name="gr4" draw:text-style-name="P4" draw:layer="layout" draw:line-skew="0.317cm" svg:x1="12.7cm" svg:y1="9.699cm" svg:x2="15.875cm" svg:y2="10.334cm" draw:start-shape="id3" draw:end-shape="id16" draw:end-glue-point="3" svg:d="m12700 9699h1905v635h1270">
          <text:p/>
        </draw:connector>
        <draw:frame draw:style-name="gr3" draw:text-style-name="P2" xml:id="id17" draw:id="id17" draw:layer="layout" svg:width="4.318cm" svg:height="0.889cm" svg:x="15.875cm" svg:y="19.415cm">
          <draw:text-box>
            <text:p text:style-name="P1"><text:span text:style-name="T1">TEST_PROBLEMS/</text:span></text:p>
          </draw:text-box>
        </draw:frame>
        <draw:connector draw:style-name="gr6" draw:text-style-name="P4" draw:layer="layout" draw:line-skew="0.317cm" svg:x1="12.7cm" svg:y1="11.604cm" svg:x2="15.875cm" svg:y2="19.859cm" draw:start-shape="id4" draw:start-glue-point="1" draw:end-shape="id17" draw:end-glue-point="3" svg:d="m12700 11604h1905v8255h1270">
          <text:p/>
        </draw:connector>
        <draw:frame draw:style-name="gr3" draw:text-style-name="P2" xml:id="id18" draw:id="id18" draw:layer="layout" svg:width="4.318cm" svg:height="0.889cm" svg:x="15.875cm" svg:y="20.685cm">
          <draw:text-box>
            <text:p text:style-name="P1"><text:span text:style-name="T1">UNIT_TESTS/</text:span></text:p>
          </draw:text-box>
        </draw:frame>
        <draw:connector draw:style-name="gr6" draw:text-style-name="P4" draw:layer="layout" draw:line-skew="0.317cm" svg:x1="12.7cm" svg:y1="11.604cm" svg:x2="15.875cm" svg:y2="21.129cm" draw:start-shape="id4" draw:start-glue-point="1" draw:end-shape="id18" draw:end-glue-point="3" svg:d="m12700 11604h1905v9525h1270">
          <text:p/>
        </draw:connector>
        <draw:frame draw:style-name="gr1" draw:text-style-name="P2" xml:id="id19" draw:id="id19" draw:layer="layout" svg:width="4.318cm" svg:height="0.889cm" svg:x="15.875cm" svg:y="11.795cm">
          <draw:text-box>
            <text:p text:style-name="P1"><text:span text:style-name="T1">constants/</text:span></text:p>
          </draw:text-box>
        </draw:frame>
        <draw:connector draw:style-name="gr4" draw:text-style-name="P4" draw:layer="layout" draw:line-skew="0.317cm" svg:x1="12.7cm" svg:y1="11.604cm" svg:x2="15.875cm" svg:y2="12.239cm" draw:start-shape="id4" draw:start-glue-point="1" draw:end-shape="id19" svg:d="m12700 11604h1905v635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ichael Zingale</meta:initial-creator>
    <meta:creation-date>2009-07-08T13:58:41</meta:creation-date>
    <dc:creator>Michael Zingale</dc:creator>
    <dc:date>2012-02-11T12:29:30</dc:date>
    <meta:editing-cycles>12</meta:editing-cycles>
    <meta:editing-duration>PT47M46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